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Message.UsecaseMessage( String _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caseMessage.UsecaseMessage( String _message , String [ ] _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case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Messa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caseMessage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Message.has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